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232cm" fo:min-width="5.282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width="0.053cm" svg:stroke-color="#000000" draw:marker-start-width="0.279cm" draw:marker-end="Extrémités_20_de_20_flèche_20_1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948cm" fo:min-width="5.69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98cm" fo:min-width="5.698cm" fo:padding-top="0.151cm" fo:padding-bottom="0.151cm" fo:padding-left="0.276cm" fo:padding-right="0.276cm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79cm" draw:marker-end="Extrémités_20_de_20_flèche_20_2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598cm" fo:min-width="3.448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0cm" fo:min-width="0.5cm"/>
    </style:style>
    <style:style style:name="gr9" style:family="graphic" style:parent-style-name="objectwithoutfill">
      <style:graphic-properties svg:stroke-width="0.053cm" svg:stroke-color="#000000" draw:marker-start-width="0.279cm" draw:marker-end="Extrémités_20_de_20_flèche_20_4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0.75cm" fo:min-width="2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232cm" fo:min-width="7.545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948cm" fo:min-width="6.048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98cm" fo:min-width="6.048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598cm" fo:min-width="5.461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justify" draw:textarea-vertical-align="middle" draw:auto-grow-height="false" fo:min-height="0.75cm" fo:min-width="1.613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948cm" fo:min-width="5.461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598cm" fo:min-width="0.448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598cm" fo:min-width="0.748cm" fo:padding-top="0.151cm" fo:padding-bottom="0.151cm" fo:padding-left="0.276cm" fo:padding-right="0.276cm"/>
      <style:paragraph-properties style:writing-mode="lr-tb"/>
    </style:style>
    <style:style style:name="gr19" style:family="graphic" style:parent-style-name="objectwithoutfill">
      <style:graphic-properties draw:stroke="dash" draw:stroke-dash="Dash_20__28_Rounded_29_" svg:stroke-width="0.053cm" svg:stroke-color="#000000" draw:marker-start-width="0.279cm" draw:marker-end="Extrémités_20_de_20_flèche_20_5" draw:marker-end-width="0.379cm" svg:stroke-linecap="round" draw:fill="none" draw:textarea-vertical-align="middle" fo:padding-top="0.026cm" fo:padding-bottom="0.026cm" fo:padding-left="0.026cm" fo:padding-right="0.026cm"/>
    </style:style>
    <style:style style:name="gr20" style:family="graphic" style:parent-style-name="objectwithoutfill">
      <style:graphic-properties draw:stroke="dash" draw:stroke-dash="Dash" svg:stroke-width="0.053cm" svg:stroke-color="#000000" draw:marker-start-width="0.279cm" draw:marker-end="Extrémités_20_de_20_flèche_20_6" draw:marker-end-width="0.379cm" svg:stroke-linecap="butt" draw:fill="none" draw:textarea-vertical-align="middle" fo:padding-top="0.026cm" fo:padding-bottom="0.026cm" fo:padding-left="0.026cm" fo:padding-right="0.02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6pt" fo:font-weight="bold"/>
    </style:style>
    <style:style style:name="P9" style:family="paragraph">
      <loext:graphic-properties draw:fill="none"/>
      <style:paragraph-properties fo:text-align="center"/>
      <style:text-properties fo:font-size="16pt" fo:font-weight="bold" style:font-size-asian="14pt" style:font-size-complex="14pt"/>
    </style:style>
    <style:style style:name="P10" style:family="paragraph">
      <style:paragraph-properties fo:text-align="center"/>
      <style:text-properties fo:font-size="12pt"/>
    </style:style>
    <style:style style:name="P11" style:family="paragraph">
      <loext:graphic-properties draw:fill="solid" draw:fill-color="#ffffff"/>
      <style:paragraph-properties fo:text-align="center"/>
      <style:text-properties fo:font-size="12pt"/>
    </style:style>
    <style:style style:name="P12" style:family="paragraph">
      <style:paragraph-properties fo:text-align="start"/>
      <style:text-properties fo:font-size="12pt"/>
    </style:style>
    <style:style style:name="P13" style:family="paragraph">
      <loext:graphic-properties draw:fill="solid" draw:fill-color="#ffffff"/>
      <style:paragraph-properties fo:text-align="start"/>
      <style:text-properties fo:font-size="12pt"/>
    </style:style>
    <style:style style:name="P14" style:family="paragraph">
      <style:paragraph-properties fo:text-align="center"/>
      <style:text-properties fo:font-size="10.5pt" style:font-size-asian="10.5pt" style:font-size-complex="10.5pt"/>
    </style:style>
    <style:style style:name="P15" style:family="paragraph">
      <loext:graphic-properties draw:fill="solid" draw:fill-color="#ffffff"/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size-asian="14pt" style:font-size-complex="14pt"/>
    </style:style>
    <style:style style:name="T4" style:family="text">
      <style:text-properties fo:font-size="11pt" style:font-size-asian="16pt" style:font-size-complex="16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6cm" svg:height="1.7cm" svg:x="9.75cm" svg:y="1.3cm">
          <text:p text:style-name="P1"><text:span text:style-name="T1">Fonction</text:span></text:p>
          <text:p text:style-name="P1"><text:span text:style-name="T2">pgcd(a, b: entier):enti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5.75cm" svg:y1="2.15cm" svg:x2="17.147cm" svg:y2="2.146cm" draw:start-shape="id1" draw:start-glue-point="1" draw:end-shape="id2" draw:end-glue-point="3" svg:d="M15750 2150l1397-4" svg:viewBox="0 0 1398 5">
          <text:p/>
        </draw:connector>
        <draw:frame draw:style-name="gr3" draw:text-style-name="P4" xml:id="id2" draw:id="id2" draw:layer="layout" svg:width="0.353cm" svg:height="0.712cm" svg:x="17.147cm" svg:y="1.79cm">
          <draw:text-box>
            <text:p>5</text:p>
          </draw:text-box>
        </draw:frame>
        <draw:custom-shape draw:style-name="gr4" draw:text-style-name="P7" draw:layer="layout" svg:width="6.25cm" svg:height="5.25cm" svg:x="1.7cm" svg:y="2cm">
          <text:p text:style-name="P5"><text:span text:style-name="T2">// Autres traitements</text:span></text:p>
          <text:p text:style-name="P5"><text:span text:style-name="T2">// ...</text:span></text:p>
          <text:p text:style-name="P5"><text:span text:style-name="T2">p ← 10</text:span></text:p>
          <text:p text:style-name="P5"><text:span text:style-name="T2">q ← 25</text:span></text:p>
          <text:p text:style-name="P5"><text:span text:style-name="T2">cd ← pgcd(p, q)</text:span></text:p>
          <text:p text:style-name="P5"><text:span text:style-name="T2"/></text:p>
          <text:p text:style-name="P5"><text:span text:style-name="T2"/></text:p>
          <text:p text:style-name="P5"><text:span text:style-name="T2">// …</text:span></text:p>
          <text:p text:style-name="P6"><text:span text:style-name="T2">// Autres traitment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6.25cm" svg:height="1cm" svg:x="1.7cm" svg:y="1cm">
          <text:p text:style-name="P8"><text:span text:style-name="T3">Programme Principal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s" svg:x1="5.65cm" svg:y1="4.7cm" svg:x2="9.75cm" svg:y2="2.15cm" draw:start-shape="id3" draw:start-glue-point="1" draw:end-shape="id1" draw:end-glue-point="3" svg:d="M5650 4700h500l3073-2550h527" svg:viewBox="0 0 4101 2551">
          <text:p/>
        </draw:connector>
        <draw:custom-shape draw:style-name="gr7" draw:text-style-name="P11" draw:layer="layout" svg:width="4cm" svg:height="0.9cm" svg:x="10.75cm" svg:y="2.8cm">
          <text:p text:style-name="P10"><text:s/>a ←10, b ← 25</text:p>
          <draw:enhanced-geometry svg:viewBox="0 0 21600 21600" draw:type="rectangle" draw:enhanced-path="M 0 0 L 21600 0 21600 21600 0 21600 0 0 Z N"/>
        </draw:custom-shape>
        <draw:custom-shape draw:style-name="gr8" draw:text-style-name="P3" xml:id="id4" draw:id="id4" draw:layer="layout" svg:width="1cm" svg:height="0.25cm" svg:x="1.8cm" svg:y="4.75cm">
          <text:p/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line-skew="0.25cm" svg:x1="17.323cm" svg:y1="2.502cm" svg:x2="2.3cm" svg:y2="5cm" draw:start-shape="id2" draw:start-glue-point="2" draw:end-shape="id4" draw:end-glue-point="2" svg:d="M17323 2502v3248h-15023v-750" svg:viewBox="0 0 15024 3249">
          <text:p/>
        </draw:connector>
        <draw:custom-shape draw:style-name="gr10" draw:text-style-name="P3" xml:id="id3" draw:id="id3" draw:layer="layout" svg:width="2.5cm" svg:height="1cm" svg:x="3.15cm" svg:y="4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6" draw:id="id6" draw:layer="layout" svg:width="8.263cm" svg:height="1.7cm" svg:x="9.737cm" svg:y="8.6cm">
          <text:p text:style-name="P1"><text:span text:style-name="T1">procédure</text:span></text:p>
          <text:p text:style-name="P1"><text:span text:style-name="T2">permuter(@a, @b: enti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6.6cm" svg:height="5.25cm" svg:x="1.687cm" svg:y="9.3cm">
          <text:p text:style-name="P5"><text:span text:style-name="T2">// Autres traitements</text:span></text:p>
          <text:p text:style-name="P5"><text:span text:style-name="T2">// ...</text:span></text:p>
          <text:p text:style-name="P5"><text:span text:style-name="T2">p ← 10</text:span></text:p>
          <text:p text:style-name="P5"><text:span text:style-name="T2">q ← 25</text:span></text:p>
          <text:p text:style-name="P5"><text:span text:style-name="T2">permuter(p, q)</text:span></text:p>
          <text:p text:style-name="P5"><text:span text:style-name="T2"/></text:p>
          <text:p text:style-name="P5"><text:span text:style-name="T2"/></text:p>
          <text:p text:style-name="P5"><text:span text:style-name="T2">// …</text:span></text:p>
          <text:p text:style-name="P6"><text:span text:style-name="T2">// Autres traitme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6.6cm" svg:height="1cm" svg:x="1.687cm" svg:y="8.3cm">
          <text:p text:style-name="P8"><text:span text:style-name="T3">Programme Principal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s" draw:line-skew="0cm -2.459cm" svg:x1="5.25cm" svg:y1="12cm" svg:x2="9.737cm" svg:y2="9.45cm" draw:start-shape="id5" draw:start-glue-point="1" draw:end-shape="id6" draw:end-glue-point="3" svg:d="M5250 12000h499l1001-2550h2987" svg:viewBox="0 0 4488 2551">
          <text:p/>
        </draw:connector>
        <draw:custom-shape draw:style-name="gr14" draw:text-style-name="P11" draw:layer="layout" svg:width="6.013cm" svg:height="0.9cm" svg:x="10.737cm" svg:y="10.1cm">
          <text:p text:style-name="P10"><text:s/>@a ←@p, @b ← @q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0.25cm" svg:x="1.787cm" svg:y="12.0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5" draw:id="id5" draw:layer="layout" svg:width="2.113cm" svg:height="1cm" svg:x="3.137cm" svg:y="11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6.013cm" svg:height="2.25cm" svg:x="10.737cm" svg:y="11cm">
          <text:p text:style-name="P12">t ← a</text:p>
          <text:p text:style-name="P12">a ← b</text:p>
          <text:p text:style-name="P12">b← t</text:p>
          <draw:enhanced-geometry svg:viewBox="0 0 21600 21600" draw:type="rectangle" draw:enhanced-path="M 0 0 L 21600 0 21600 21600 0 21600 0 0 Z N"/>
        </draw:custom-shape>
        <draw:custom-shape draw:style-name="gr17" draw:text-style-name="P11" xml:id="id8" draw:id="id8" draw:layer="layout" svg:width="1cm" svg:height="0.9cm" svg:x="6.15cm" svg:y="12cm">
          <text:p text:style-name="P10">p</text:p>
          <draw:enhanced-geometry svg:viewBox="0 0 21600 21600" draw:type="rectangle" draw:enhanced-path="M 0 0 L 21600 0 21600 21600 0 21600 0 0 Z N"/>
        </draw:custom-shape>
        <draw:custom-shape draw:style-name="gr17" draw:text-style-name="P11" xml:id="id10" draw:id="id10" draw:layer="layout" svg:width="1cm" svg:height="0.9cm" svg:x="7.15cm" svg:y="12cm">
          <text:p text:style-name="P10">q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.3cm" svg:height="0.9cm" svg:x="12.9cm" svg:y="11.2cm">
          <text:p text:style-name="P10">a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.3cm" svg:height="0.9cm" svg:x="14.2cm" svg:y="11.2cm">
          <text:p text:style-name="P10">b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cm" svg:height="0.9cm" svg:x="15.5cm" svg:y="11.2cm">
          <text:p text:style-name="P10">t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cm" svg:height="0.9cm" svg:x="6.15cm" svg:y="12.9cm">
          <text:p text:style-name="P10"><text:span text:style-name="T4">25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cm" svg:height="0.9cm" svg:x="7.15cm" svg:y="12.9cm">
          <text:p text:style-name="P10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xml:id="id7" draw:id="id7" draw:layer="layout" svg:width="1.3cm" svg:height="0.9cm" svg:x="12.9cm" svg:y="12.1cm">
          <text:p text:style-name="P14"><text:span text:style-name="T5">@p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xml:id="id9" draw:id="id9" draw:layer="layout" svg:width="1.3cm" svg:height="0.9cm" svg:x="14.2cm" svg:y="12.1cm">
          <text:p text:style-name="P10"><text:span text:style-name="T6">@q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cm" svg:height="0.9cm" svg:x="15.5cm" svg:y="12.1cm">
          <text:p text:style-name="P10">-</text:p>
          <draw:enhanced-geometry svg:viewBox="0 0 21600 21600" draw:type="rectangle" draw:enhanced-path="M 0 0 L 21600 0 21600 21600 0 21600 0 0 Z N"/>
        </draw:custom-shape>
        <draw:connector draw:style-name="gr19" draw:text-style-name="P3" draw:layer="layout" draw:line-skew="0cm 0.225cm -0.473cm" svg:x1="13.55cm" svg:y1="13cm" svg:x2="6.65cm" svg:y2="12cm" draw:start-shape="id7" draw:start-glue-point="2" draw:end-shape="id8" draw:end-glue-point="0" svg:d="M13550 13000v527h-3300v-2527h-3600v1000" svg:viewBox="0 0 6901 2528">
          <text:p/>
        </draw:connector>
        <draw:connector draw:style-name="gr20" draw:text-style-name="P3" draw:layer="layout" draw:line-skew="0.473cm -1.425cm" svg:x1="14.85cm" svg:y1="13cm" svg:x2="7.65cm" svg:y2="12cm" draw:start-shape="id9" draw:start-glue-point="2" draw:end-shape="id10" draw:end-glue-point="0" svg:d="M14850 13000v1000h-5100v-2527h-2100v527" svg:viewBox="0 0 7201 2528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6T16:09:51.619000000</meta:creation-date>
    <dc:date>2021-12-06T18:08:31.658000000</dc:date>
    <meta:editing-duration>PT1H16M55S</meta:editing-duration>
    <meta:editing-cycles>2</meta:editing-cycles>
    <meta:generator>LibreOffice/7.2.1.2$Windows_X86_64 LibreOffice_project/87b77fad49947c1441b67c559c339af8f3517e22</meta:generator>
    <meta:document-statistic meta:object-count="30"/>
  </office:meta>
</office:document-meta>
</file>